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Handle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Comment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2+3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esult of a compu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.00.0000</text:date>, <text:time style:data-style-name="N2" text:time-value="12:56:06.7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2:39:27.129000000</meta:creation-date>
    <dc:date>2018-11-11T15:22:48.211000000</dc:date>
    <meta:editing-duration>PT1H16M9S</meta:editing-duration>
    <meta:editing-cycles>5</meta:editing-cycles>
    <meta:generator>LibreOffice/5.4.7.2$Windows_X86_64 LibreOffice_project/c838ef25c16710f8838b1faec480ebba495259d0</meta:generator>
    <meta:document-statistic meta:table-count="1" meta:cell-count="12" meta:object-count="0"/>
  </office:meta>
</office:document-meta>
</file>